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4" style:parent-style-name="Normal" style:family="paragraph">
      <style:paragraph-properties fo:text-align="start" fo:text-indent="0in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4" style:parent-style-name="Normal" style:family="paragraph">
      <style:paragraph-properties fo:text-align="start" fo:text-indent="0in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3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9" style:parent-style-name="Normal" style:family="paragraph">
      <style:paragraph-properties fo:text-align="start" fo:text-indent="0in"/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in"/>
    </style:style>
    <style:style style:name="T8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8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6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7" style:parent-style-name="Normal" style:family="paragraph">
      <style:paragraph-properties fo:text-align="start" fo:text-indent="0.4916in"/>
      <style:text-properties style:font-name="Times New Roman" style:font-name-complex="Times New Roman" fo:font-size="12pt" style:font-size-asian="12pt" style:font-size-complex="12pt" fo:language="en" fo:country="US"/>
    </style:style>
    <style:style style:name="P88" style:parent-style-name="Normal" style:family="paragraph">
      <style:paragraph-properties fo:text-align="start" fo:text-indent="0.4916in"/>
    </style:style>
    <style:style style:name="T8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9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9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9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9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9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9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P108" style:parent-style-name="Normal" style:family="paragraph">
      <style:paragraph-properties fo:text-align="start" fo:text-indent="0.4916in"/>
    </style:style>
    <style:style style:name="T10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2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2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2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2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P124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5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9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0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1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5" style:parent-style-name="Normal" style:family="paragraph">
      <style:paragraph-properties fo:text-align="start" fo:text-indent="0in"/>
    </style:style>
    <style:style style:name="T13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P137" style:parent-style-name="Normal" style:family="paragraph">
      <style:paragraph-properties fo:text-align="start" fo:text-indent="0.4916in"/>
    </style:style>
    <style:style style:name="T13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3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14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4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fo:language="en" fo:country="US" style:language-asian="de" style:country-asian="DE"/>
    </style:style>
    <style:style style:name="T14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4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T14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4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fo:language="en" fo:country="US" style:language-asian="de" style:country-asian="DE"/>
    </style:style>
    <style:style style:name="T14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P14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8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49" style:parent-style-name="Normal" style:family="paragraph">
      <style:paragraph-properties fo:text-align="start" fo:text-indent="0in"/>
    </style:style>
    <style:style style:name="T15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2" style:parent-style-name="CommentText" style:family="paragraph">
      <style:paragraph-properties fo:text-align="start" fo:text-indent="0in"/>
    </style:style>
    <style:style style:name="T153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6" style:parent-style-name="Normal" style:family="paragraph">
      <style:paragraph-properties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9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</office:automatic-styles>
  <office:body>
    <office:text text:use-soft-page-breaks="true">
      <text:p text:style-name="P1">Results</text:p>
      <text:p text:style-name="P2">Hierarchical clustering</text:p>
      <text:p text:style-name="P3">To investingate groups that differ<text:s/>highes possible<text:s/>in they objective cognitive performance levels, a hierarchical cluster analysis<text:s/>using ward algorithm with Euclidean distance was conducted.</text:p>
      <text:p text:style-name="P4"><text:span text:style-name="T5">From the initi</text:span><text:span text:style-name="T6">a</text:span><text:span text:style-name="T7">l Stichprobe, 9 participants were excluded based on<text:s/></text:span><text:span text:style-name="T8">missing values in at least one of the cognitive variables, TMT, n-back and PVT</text:span><text:span text:style-name="T9">, which lead to 70 participants for cons analysis</text:span><text:span text:style-name="T10">. Explorative analysis</text:span><text:span text:style-name="T11">(?)</text:span><text:span text:style-name="T12"><text:s/>of which variables contribute best to resulted in a final clustering based on observed TMT-A and TMT-B completion time and rea</text:span><text:span text:style-name="T13">c</text:span><text:span text:style-name="T14">tion</text:span><text:span text:style-name="T15"><text:s/></text:span><text:span text:style-name="T16">time in PVT.<text:s/></text:span><text:span text:style-name="T17">As TMT-BA ergibt sich aus TMT-A and B, and therefore doppelte Information ist, it was not used to<text:s/></text:span><text:span text:style-name="T18">define clusters, damit die Gewichtung (oder wie sagt man?) der Variablen gleich bleibt.<text:s/></text:span><text:span text:style-name="T19">As participants in general seemed to perform poorly on the n-back, especially in the 2-back task (mean missed targets = 13.5, Range = 3 – 20 missed targets).<text:s/></text:span><text:span text:style-name="T20">The dendrogram<text:s/></text:span><text:span text:style-name="T21">provided proof for reasonable separation two-cluster solution and a four-cluster solution. The two-cluster and four-cluster solution were examined in several differences. The clustering algorithm devided the participants into two distinct clusters and four distinct clusters.<text:s/></text:span></text:p>
      <text:p text:style-name="P22"/>
      <text:p text:style-name="P23">Two-cluster solution</text:p>
      <text:p text:style-name="P24"><text:span text:style-name="T25">Cluster 1 (C1) contained 41 participants, of which 33 reported subjective CD. Con….,<text:s/></text:span><text:span text:style-name="T26">Cluster 2<text:s/></text:span><text:span text:style-name="T27">(C2) contained of 29 paricipants, of which 10 reported subjective CD (Table X).</text:span><text:span text:style-name="T28"><text:s/>Comparison of the two clusters were performed using nonparametric Wilcoxon test,<text:s/></text:span><text:span text:style-name="T29">as the assumtion of normality distribution and variance homogeniety were not given for most of the variables.</text:span><text:span text:style-name="T30"><text:s/></text:span><text:span text:style-name="T31">In Table X all comparisons are stated.<text:s/></text:span><text:span text:style-name="T32">The participants<text:s/></text:span><text:span text:style-name="T33">of C2 completed the TMT and reacted in PVT significantly faster as participants in C1. Missed targets in the n-back task were significantly more frequent in C1 compared to C2</text:span><text:span text:style-name="T34">.<text:s/></text:span><text:span text:style-name="T35"><text:s/>No significant differneces were found between clusters in age, level of education,<text:s/></text:span><text:span text:style-name="T36">fatigue scores, quality of sleep, anxiety and depression.<text:s/></text:span><text:span text:style-name="T37">No auffällige Werte in HADS and Fatigue, but scores in PSQI indicate poor sleep quality in both clusters (</text:span><text:span text:style-name="T38">C1:<text:s/></text:span><text:span text:style-name="T39">M</text:span><text:span text:style-name="T40"><text:s/>= 7.4, SD = 4.3; C2:<text:s/></text:span><text:span text:style-name="T41">M</text:span><text:span text:style-name="T42"><text:s/>= 6.2, SD = 3.7).</text:span><text:span text:style-name="T43"><text:s/>The subgroups<text:s/></text:span><text:span text:style-name="T44">no</text:span><text:span text:style-name="T45"><text:s/></text:span><text:span text:style-name="T46">self-</text:span><text:span text:style-name="T47">reported CD C1</text:span><text:span text:style-name="T48">,<text:s/></text:span><text:span text:style-name="T49">self-</text:span><text:span text:style-name="T50">reported CD C1</text:span><text:span text:style-name="T51">,<text:s/></text:span><text:span text:style-name="T52">no</text:span><text:span text:style-name="T53"><text:s/>self-</text:span><text:span text:style-name="T54">reported CD C2</text:span><text:span text:style-name="T55"><text:s/>and<text:s/></text:span><text:span text:style-name="T56">self-</text:span><text:span text:style-name="T57">reported CD C2</text:span><text:span text:style-name="T58"><text:s/>were compared.</text:span></text:p>
      <text:p text:style-name="P59"><text:span text:style-name="T60">Besides observed group differences in cognitive variables, t</text:span><text:span text:style-name="T61">he Kruskal-Wallis test indicated significant group<text:s/></text:span><text:span text:style-name="T62">difference<text:s/></text:span><text:span text:style-name="T63">alle questionnaire scores. Dunn</text:span><text:span text:style-name="T64"><text:s/>post-hoc testing revealed</text:span><text:span text:style-name="T65"><text:s/>significant differences between the no self-reported CD group and self-reported CD group within C2 in PSQI, FACIT-F and HADS-A scores (Abbildung). The<text:s/></text:span><text:span text:style-name="T66">self-reported CD C2</text:span><text:span text:style-name="T67"><text:s/></text:span><text:soft-page-break/><text:span text:style-name="T68">group showed the most severe scores<text:s/></text:span><text:span text:style-name="T69">compared to the other three subgroups in all questionnair scores (Table X). It is the only subgroup showing clinical significant fatigue (FACIT-F: M = 27.7, SD = 11.1) and elevanted levels of anxiety (HADS-A: M = 8.00, The<text:s/></text:span><text:span text:style-name="T70">no self-reported CD C2<text:s/></text:span><text:span text:style-name="T71">group on the other hand showed the less severe scores compared to the other three subgroup (Table X).</text:span></text:p>
      <text:p text:style-name="P72"/>
      <text:p text:style-name="P73">Four-cluster solution</text:p>
      <text:p text:style-name="P74">C2 stayed the same as in the two-cluster solution, while C1 was split into<text:s/>three new clusters<text:s/>(Appendix).<text:s/>C1 now contained of 17 (13 self-reported CD), C3 of 16 (13 self-reported CD) and C4 (6 self-reported CD) participants (see table).<text:s/></text:p>
      <text:p text:style-name="P75">Data did not meet the assumtion of normality and variance homogeniety. Therefore the Kruskal-Wallis test was used to identify cluster differences. Descriptive statistic and dunn Post hoc test was used to investigate cluster differences further in the cognitive variables.</text:p>
      <text:p text:style-name="P76">Participants in C2 showed overall the best cognitive performance, indicated by lowest PVT (M = .29, SD = .02), TMT-A (M = 19.4, SD = 4), TMT-B (M = 43) and n-back scores (M = 5.8 SD = 3.9; M = 10.5, SD = 4). However, they TMT-diff score was slightly higher than that from participants in C1 (C2: M = 23.5, SD = 9.5; C1: M = 20.6, SD = 6.4). Participants in C4 revealed thereby compared to the other 3 clusters the poorest cognitive performance, with significant lower cognitive performance in all tests compared to participants in C2. Participants from C1 showed better performance in TMT-A and significantly better performance in TMT-B and TMT-diff, but significantly lower performance in PVT compared to participants from C3.<text:s/></text:p>
      <text:p text:style-name="P77">No significant differences were found in demographic and questionnaire variables between clusters (table). Descriptivly wurde entdeckt that C4 participants had a FACIT-F mean score of 28.9 (SD = 10.75), which indicated clinical relevant fatigue. Elevated anxiety or depression was not observed in cluster mean. However, the PSQI mean in all clusters revealed overall poor sleep quality.<text:s/></text:p>
      <text:p text:style-name="P78">Due to small sample sizes of subgroup within each cluster, no statistical comparison was conuducted between the eight subgroups. Descriptively seen.<text:s/></text:p>
      <text:p text:style-name="P79"><text:span text:style-name="T80">The participant with<text:s/></text:span><text:span text:style-name="T81">no self-reported CD<text:s/></text:span><text:span text:style-name="T82">in C4 showed a fatigue score of 21., aswell as elevated depression (score = 8) and anxiety (score = 11).</text:span></text:p>
      <text:p text:style-name="P83"/>
      <text:p text:style-name="P84">The clusters of the two-cluster solution, as well as the clusters from the four-cluster solution were also compared in their rsEEG delta and beta power.<text:s/></text:p>
      <text:soft-page-break/>
      <text:p text:style-name="P85">EEG analysis</text:p>
      <text:p text:style-name="P86">Data cleaning</text:p>
      <text:p text:style-name="P87">Due to empty datasets, two participants were excluded from analysis, resulting in a final sample size of 68 participant, with one less in each cluster in the two-clustersolution<text:s/>(C1: N =<text:s/>40, C2: N = 28)<text:s/>and<text:s/>one less in C2<text:s/>(N = 28)<text:s/>and C4<text:s/>(N = 7)<text:s/>in<text:s/>the four-clustersolution.<text:s/></text:p>
      <text:p text:style-name="P88"><text:span text:style-name="T89">ICA artifact removal resulted in the retention of 86% channels in C1 (M = 110.3, SD = 11.4, range = 75–125) and 85% in C2 (M = 109, SD = 11.0, range = 78–124) in the two-cluster solution.</text:span><text:span text:style-name="T90"><text:s/></text:span><text:span text:style-name="T91">In the four-cluster solution, ICA artifact removal retained 86% of channels in C1 (M = 110.8, SD = 11.84), 85% in C2 (M = 109, SD = 11.03) and C3 (M = 108.6, SD = 12.19), and 88% in C4 (M = 113, SD = 6.64); ranges were 75–125, 78–124, 77–122, and 105–123, respectively.</text:span><text:span text:style-name="T92"><text:s/></text:span><text:span text:style-name="T93">Following the additional artifact removal step, which included the exclusion of outlier channels, 84% of channels were retained in<text:s/></text:span><text:span text:style-name="T94">C1</text:span><text:span text:style-name="T95"><text:s/>(M = 108, SD = 11.2, range = 73–121) and 83% in<text:s/></text:span><text:span text:style-name="T96">C2</text:span><text:span text:style-name="T97"><text:s/>(M = 106.6, SD = 10.9, range = 77–121) in the two-cluster solution.</text:span><text:span text:style-name="T98"><text:s/></text:span><text:span text:style-name="T99">In the four-cluster solution, 85% of channels remained in<text:s/></text:span><text:span text:style-name="T100">C1</text:span><text:span text:style-name="T101"><text:s/>(M = 108.4, SD = 11.46, range = 73–121), 83% in<text:s/></text:span><text:span text:style-name="T102">C2</text:span><text:span text:style-name="T103"><text:s/>(M = 106.6, SD = 10.92, range = 77–121), 83% in<text:s/></text:span><text:span text:style-name="T104">C3</text:span><text:span text:style-name="T105"><text:s/>(M = 106.3, SD = 12.17, range = 74–120), and 86% in<text:s/></text:span><text:span text:style-name="T106">C4</text:span><text:span text:style-name="T107"><text:s/>(M = 111.1, SD = 6.20, range = 104–121).</text:span></text:p>
      <text:p text:style-name="P108"><text:span text:style-name="T109">To maintain an adequate trial count while achieving higher temporal resolution, continuous EEG data were segmented into 5-second non-overlapping epochs. This resulted in an average of 37.7 good epochs (SD = 14.7, range = 4–60) in<text:s/></text:span><text:span text:style-name="T110">C1</text:span><text:span text:style-name="T111"><text:s/>and 37.9 (SD = 16.6, range = 3–59) in<text:s/></text:span><text:span text:style-name="T112">C2</text:span><text:span text:style-name="T113"><text:s/>in the two-cluster solution.</text:span><text:span text:style-name="T114"><text:s/></text:span><text:span text:style-name="T115">In the four-cluster solution, the average number of good epochs was 37.6 in<text:s/></text:span><text:span text:style-name="T116">C1</text:span><text:span text:style-name="T117"><text:s/>(SD = 16.2, range = 4–58), 37.9 in<text:s/></text:span><text:span text:style-name="T118">C2</text:span><text:span text:style-name="T119"><text:s/>(SD = 16.6, range = 3–59), 35.9 in<text:s/></text:span><text:span text:style-name="T120">C3</text:span><text:span text:style-name="T121"><text:s/>(SD = 14.5, range = 9–60), and 42 in<text:s/></text:span><text:span text:style-name="T122">C4</text:span><text:span text:style-name="T123"><text:s/>(SD = 12.5, range = 24–60)</text:span></text:p>
      <text:p text:style-name="P124"/>
      <text:p text:style-name="P125">Two-cluster solution</text:p>
      <text:p text:style-name="P126">Beta Power<text:s/>(central ROI)</text:p>
      <text:p text:style-name="P127">In the two-cluster solution, mean beta power did not significantly differ between C1 (M = 1.64, SD = 1.43) and C2 (M = 1.86, SD = 1.75), as indicated by a two-sided Wilcoxon rank-sum test, z = -.112, p = ,9107, r = .0136.</text:p>
      <text:p text:style-name="P128">When considering both cluster affiliation and self-reported CD, beta power was highest in individuals with self-reported CD in C2 (M = 2.44, SD = 2.41), followed by those with no self-reported CD in C1 (M = 2.1, SD = 2.18). Lower beta power was observed in individuals with<text:s/>no self-reported CD in C2 (M = 1.56, SD = 1.39)<text:s/>and those with<text:s/>self-reported CD in C1 (M = 1.53, SD = 1.22). Pairwise Wilcoxon rank-sum tests comparing central beta power<text:s/><text:soft-page-break/>across these four groups revealed no statistically significant differences after Bonferroni correction (all p_adj = 1.00, r = .03 - .19).</text:p>
      <text:p text:style-name="P129"/>
      <text:p text:style-name="P130">Delta Power (frontal ROI)</text:p>
      <text:p text:style-name="P131">In the two-cluster solution, mean delta power did not significantly differ between<text:s/>C1<text:s/>(M = 1.11, SD = 1.21) and<text:s/>C2<text:s/>(M = 1.15, SD = .87), as indicated by a one-sided Wilcoxon rank-sum test, z = -.735, p = .2311, r = .089.</text:p>
      <text:p text:style-name="P132">When accounting for both cluster affiliation and self-reported CD, delta power was highest in participants with no self-reported CD group in<text:s/>C1<text:s/>(M = 1.94, SD = 1.38), followed by those with self-reported CD in<text:s/>C2<text:s/>(M = 1.48, SD = 1.08),<text:s/><text:s/>and<text:s/>those with no self-reported CD in<text:s/>C2<text:s/>(M = .94, SD = .75).<text:s/>Delta power was lowest<text:s/>in those with self-reported CD in<text:s/>C1<text:s/>(M = .91, SD = .97). Pairwise Wilcoxon rank-sum tests revealed no significant differences in mean delta power between these four groups after Bonferroni correction (all p_adj &gt; .05). However, an uncorrected difference was observed between participants with self-reported CD and no self-reported CD in<text:s/>C1<text:s/>(p = .031, r =.34, moderate effect), but this did not survive correction.<text:s/></text:p>
      <text:p text:style-name="P133"/>
      <text:p text:style-name="P134">Beta and Delta Power in the Four-cluster solution</text:p>
      <text:p text:style-name="P135"><text:span text:style-name="T136">Relative delta and beta power in the central region were examined across the four EEG clusters to explore potential differences in spectral characteristics. Descriptively, Cluster 1 exhibited the highest average delta power (M = 1.34, SD = 1.34), followed by Cluster 2 (M = 1.15, SD = 0.87), Cluster 4 (M = 0.998, SD = 1.18), and Cluster 3 (M = 0.91, SD = 0.78). In contrast, beta power was lowest in Cluster 1 (M = 1.43, SD = 1.41) and highest in Cluster 3 (M = 1.97, SD = 1.72), with intermediate values observed in Cluster 2 (M = 1.86, SD = 1.75) and Cluster 4 (M = 1.62, SD = 1.43).</text:span></text:p>
      <text:p text:style-name="P137"><text:span text:style-name="T138">However, non-parametric Kruskal–Wallis tests indicated that these differences were not statistically significant. For relative beta power, the test yielded<text:s/></text:span><text:span text:style-name="T139">χ</text:span><text:span text:style-name="T140">²(3) = 0.93,<text:s/></text:span><text:span text:style-name="T141">p</text:span><text:span text:style-name="T142"><text:s/>= .819; for relative delta power,<text:s/></text:span><text:span text:style-name="T143">χ</text:span><text:span text:style-name="T144">²(3) = 1.12,<text:s/></text:span><text:span text:style-name="T145">p</text:span><text:span text:style-name="T146"><text:s/>= .772. These results suggest that although clusters varied slightly in their central spectral profiles, there were no reliable differences in relative delta or beta power between them.</text:span></text:p>
      <text:p text:style-name="P147"/>
      <text:p text:style-name="P148">Correlation with clinical data</text:p>
      <text:p text:style-name="P149"><text:span text:style-name="T150">Central beta power was significantly correlated with TMT-A performance (p(66) = .27 ,p = .025) (in a<text:s/></text:span><text:span text:style-name="T151"><office:annotation office:name="0" xml:id="275056488"><dc:creator>Janka Hauffe</dc:creator><dc:date>2025-03-26T12:36:00</dc:date><meta:creator-initials>JH</meta:creator-initials><text:p text:style-name="P152">Already in methods, here maybe not again.<text:s/></text:p></office:annotation>Spearman Rank c</text:span><text:span text:style-name="T153"><office:annotation-end office:name="0"/></text:span><text:span text:style-name="T154">orrelation). A trend towards a positive correlation with TMT-B<text:s/></text:span><text:soft-page-break/><text:span text:style-name="T155">was also observed ( p(66) = .21, p = .09). Frontal delta power did not show significant correlations with any of the examined variables (Table X).<text:s/></text:span></text:p>
      <text:p text:style-name="P156">PVT reaction time correlated sgnificantly negatively with the FACIT-F score (p(66) = -.28, p = 0.02). A trend towards a positive correlation between PVT reaction time and PSQI score was also observed (p(66) = .26, p = .05).</text:p>
      <text:p text:style-name="P157"/>
      <text:p text:style-name="P158"/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name="Calibri" style:font-name-asian="Calibri" style:font-name-complex="Times New Roman" style:letter-kerning="true"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05:31:00Z</meta:creation-date>
    <dc:date>2025-03-30T15:57:00Z</dc:date>
    <meta:template xlink:href="Normal.dotm" xlink:type="simple"/>
    <meta:editing-cycles>20</meta:editing-cycles>
    <meta:editing-duration>PT0S</meta:editing-duration>
    <meta:document-statistic meta:page-count="5" meta:paragraph-count="20" meta:word-count="1419" meta:character-count="10345" meta:row-count="74" meta:non-whitespace-character-count="8946"/>
  </office:meta>
</office:document-meta>
</file>